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office:forms form:automatic-focus="false" form:apply-design-mode="false"/>
        <draw:frame draw:style-name="gr1" draw:text-style-name="P1" draw:layer="layout" svg:width="25.902cm" svg:height="22.29cm" svg:x="1.038cm" svg:y="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7-07-03T10:49:45.532693623</dc:date>
    <meta:editing-cycles>25</meta:editing-cycles>
    <meta:editing-duration>PT1H25M52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data-label-number="none" chart:data-label-text="true" chart:data-label-symbol="false"/>
    </style:style>
    <style:style style:name="ch3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4pt" style:font-size-asian="14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20pt" style:font-size-asian="20pt" style:font-size-complex="9pt"/>
    </style:style>
    <style:style style:name="ch6" style:family="chart" style:data-style-name="N0">
      <style:chart-properties chart:symbol-type="named-symbol" chart:symbol-name="circle" chart:symbol-width="0.25cm" chart:symbol-height="0.25cm" chart:link-data-style-to-source="true" chart:data-label-number="none" chart:data-label-text="true" chart:data-label-symbol="false"/>
      <style:graphic-properties draw:stroke="none" svg:stroke-width="0.08cm" svg:stroke-color="#000000" draw:fill-color="#000000" dr3d:edge-rounding="5%"/>
      <style:text-properties fo:font-size="20pt" style:font-size-asian="2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903cm" svg:height="22.291cm" xlink:href="." xlink:type="simple" chart:class="chart:scatter" chart:style-name="ch1">
        <chart:plot-area chart:style-name="ch2" chart:data-source-has-labels="both" svg:x="0.518cm" svg:y="2.109cm" svg:width="23.167cm" svg:height="19.737cm">
          <chartooo:coordinate-region svg:x="0.743cm" svg:y="2.388cm" svg:width="22.795cm" svg:height="19.18cm"/>
          <chart:axis chart:dimension="x" chart:name="primary-x" chart:style-name="ch3" chartooo:axis-type="auto">
            <chart:categories table:cell-range-address="local-table.$A$2:.$A$13"/>
          </chart:axis>
          <chart:axis chart:dimension="x" chart:name="secondary-x" chart:style-name="ch4">
            <chart:title svg:x="11.577cm" svg:y="0.446cm" chart:style-name="ch5">
              <text:p>Im</text:p>
            </chart:title>
          </chart:axis>
          <chart:axis chart:dimension="y" chart:name="primary-y" chart:style-name="ch3"/>
          <chart:axis chart:dimension="y" chart:name="secondary-y" chart:style-name="ch4">
            <chart:title svg:x="24.204cm" svg:y="11.368cm" chart:style-name="ch5">
              <text:p>Re</text:p>
            </chart:title>
          </chart:axis>
          <chart:series chart:attached-axis="primary-y" chart:style-name="ch6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Im[Z]</text:p>
              </table:table-cell>
            </table:table-row>
          </table:table-header-rows>
          <table:table-rows>
            <table:table-row>
              <table:table-cell office:value-type="string">
                <text:p>z(5) </text:p>
              </table:table-cell>
              <table:table-cell office:value-type="float" office:value="7.65404249467096E-016">
                <text:p>7.65404249467096E-01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z(0) 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z(1) </text:p>
              </table:table-cell>
              <table:table-cell office:value-type="float" office:value="3.06161699786838E-017">
                <text:p>3.06161699786838E-01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z(2) </text:p>
              </table:table-cell>
              <table:table-cell office:value-type="float" office:value="-1">
                <text:p>-1</text:p>
              </table:table-cell>
              <table:table-cell office:value-type="float" office:value="-1.22464679914735E-016">
                <text:p>-1.22464679914735E-016</text:p>
              </table:table-cell>
            </table:table-row>
            <table:table-row>
              <table:table-cell office:value-type="string">
                <text:p>z(3) </text:p>
              </table:table-cell>
              <table:table-cell office:value-type="float" office:value="-2.75545529808154E-016">
                <text:p>-2.75545529808154E-01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z(4) </text:p>
              </table:table-cell>
              <table:table-cell office:value-type="float" office:value="2">
                <text:p>2</text:p>
              </table:table-cell>
              <table:table-cell office:value-type="float" office:value="4.89858719658941E-016">
                <text:p>4.89858719658941E-0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65404249467096E-016">
                <text:p>7.65404249467096E-016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